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arial" svg:font-family="arial, sans-serif"/>
    <style:font-face style:name="lato" svg:font-family="lato"/>
  </office:font-face-decls>
  <office:automatic-styles>
    <style:style style:name="P1" style:family="paragraph" style:parent-style-name="Heading_20_5">
      <style:paragraph-properties fo:text-align="center" style:justify-single-word="false"/>
      <style:text-properties style:font-name="Arial1" fo:font-size="20pt" fo:language="en" fo:country="US" fo:font-weight="normal" officeooo:rsid="0028b6b8" officeooo:paragraph-rsid="002f94dc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line-height="200%"/>
      <style:text-properties style:font-name="Arial1" fo:language="en" fo:country="US" fo:font-weight="normal" officeooo:paragraph-rsid="00228b55" style:font-weight-asian="normal" style:font-weight-complex="normal"/>
    </style:style>
    <style:style style:name="P3" style:family="paragraph" style:parent-style-name="Text_20_body" style:list-style-name="L1">
      <style:paragraph-properties fo:line-height="200%"/>
      <style:text-properties style:font-name="Arial1" fo:language="en" fo:country="US" fo:font-weight="normal" officeooo:rsid="00348e35" officeooo:paragraph-rsid="00348e3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325dd1" style:font-weight-asian="normal" style:font-weight-complex="normal"/>
    </style:style>
    <style:style style:name="P5" style:family="paragraph" style:parent-style-name="Text_20_body" style:list-style-name="L1">
      <style:paragraph-properties fo:line-height="100%"/>
      <style:text-properties style:font-name="Arial1" fo:language="en" fo:country="US" fo:font-weight="normal" officeooo:paragraph-rsid="00300a31" style:font-weight-asian="normal" style:font-weight-complex="normal"/>
    </style:style>
    <style:style style:name="P6" style:family="paragraph" style:parent-style-name="Text_20_body" style:list-style-name="L1">
      <style:paragraph-properties fo:line-height="100%"/>
      <style:text-properties style:font-name="Arial1" fo:font-size="10pt" fo:language="pt" fo:country="BR" fo:font-weight="normal" officeooo:paragraph-rsid="00300a31" style:font-weight-asian="normal" style:font-weight-complex="normal"/>
    </style:style>
    <style:style style:name="P7" style:family="paragraph" style:parent-style-name="Text_20_body" style:list-style-name="L1">
      <style:paragraph-properties fo:line-height="150%"/>
      <style:text-properties fo:color="#000000" loext:opacity="100%" style:font-name="Arial1" fo:language="pt" fo:country="BR" fo:font-weight="normal" officeooo:paragraph-rsid="00325dd1" style:font-weight-asian="normal" style:font-weight-complex="normal"/>
    </style:style>
    <style:style style:name="P8" style:family="paragraph" style:parent-style-name="Text_20_body" style:list-style-name="L1">
      <style:paragraph-properties fo:line-height="100%"/>
      <style:text-properties fo:color="#000000" loext:opacity="100%" style:font-name="Arial1" fo:language="pt" fo:country="BR" fo:font-weight="normal" officeooo:paragraph-rsid="00300a31" style:font-weight-asian="normal" style:font-weight-complex="normal"/>
    </style:style>
    <style:style style:name="T1" style:family="text">
      <style:text-properties officeooo:rsid="00349756"/>
    </style:style>
    <style:style style:name="T2" style:family="text">
      <style:text-properties fo:font-variant="normal" fo:text-transform="none" style:font-name="arial" fo:font-size="12pt" fo:letter-spacing="normal" fo:font-style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3d3d3d" loext:opacity="100%" fo:font-size="11.5pt" fo:letter-spacing="normal" fo:font-style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Christmastime</text:h>
      <text:section text:style-name="Sect1" text:name="Section1">
        <text:list xml:id="list3655983198" text:style-name="L1">
          <text:list-item>
            <text:p text:style-name="P2">Christmas tree</text:p>
          </text:list-item>
          <text:list-item>
            <text:p text:style-name="P2">Santa Claus</text:p>
          </text:list-item>
          <text:list-item>
            <text:p text:style-name="P2">Sleigh</text:p>
          </text:list-item>
          <text:list-item>
            <text:p text:style-name="P2">Reindeer</text:p>
          </text:list-item>
          <text:list-item>
            <text:p text:style-name="P2">Snowman</text:p>
          </text:list-item>
          <text:list-item>
            <text:p text:style-name="P2">Christmas carol</text:p>
          </text:list-item>
          <text:list-item>
            <text:p text:style-name="P2">Chimney</text:p>
          </text:list-item>
          <text:list-item>
            <text:p text:style-name="P2">Christmas ornaments </text:p>
          </text:list-item>
          <text:list-item>
            <text:p text:style-name="P2">Christmas lights </text:p>
          </text:list-item>
          <text:list-item>
            <text:p text:style-name="P2">Holl<text:span text:style-name="T1">y</text:span> tree </text:p>
          </text:list-item>
          <text:list-item>
            <text:p text:style-name="P2">Candy cane</text:p>
          </text:list-item>
          <text:list-item>
            <text:p text:style-name="P2">Candles </text:p>
          </text:list-item>
          <text:list-item>
            <text:p text:style-name="P2">Wreath </text:p>
          </text:list-item>
          <text:list-item>
            <text:p text:style-name="P2">Stockings</text:p>
          </text:list-item>
          <text:list-item>
            <text:p text:style-name="P2">Bells </text:p>
          </text:list-item>
          <text:list-item>
            <text:p text:style-name="P2">Bow</text:p>
          </text:list-item>
          <text:list-item>
            <text:p text:style-name="P2">North Pole</text:p>
          </text:list-item>
          <text:list-item>
            <text:p text:style-name="P2">Sugar cookies</text:p>
          </text:list-item>
          <text:list-item>
            <text:p text:style-name="P2">Santa hat</text:p>
          </text:list-item>
          <text:list-item>
            <text:p text:style-name="P3">Santa suit</text:p>
          </text:list-item>
          <text:list-item>
            <text:p text:style-name="P2">Elf </text:p>
          </text:list-item>
          <text:list-item>
            <text:p text:style-name="P2">Present </text:p>
          </text:list-item>
          <text:list-item>
            <text:p text:style-name="P2">Merry Christmas</text:p>
          </text:list-item>
          <text:list-item>
            <text:p text:style-name="P2">The Holy Family (Joseph, Mary, Jesus)</text:p>
          </text:list-item>
          <text:list-item>
            <text:p text:style-name="P2">Baby Jesus</text:p>
          </text:list-item>
          <text:list-item>
            <text:p text:style-name="P2">Shepherd boy</text:p>
          </text:list-item>
          <text:list-item>
            <text:p text:style-name="P2">Wise men </text:p>
          </text:list-item>
          <text:list-item>
            <text:p text:style-name="P2">Angel and Star</text:p>
          </text:list-item>
          <text:list-item>
            <text:p text:style-name="P2">Nativity scene </text:p>
          </text:list-item>
          <text:list-item>
            <text:p text:style-name="P2">Fireplace </text:p>
          </text:list-item>
          <text:list-item>
            <text:p text:style-name="P2">Turkey </text:p>
          </text:list-item>
          <text:list-item>
            <text:p text:style-name="P2">Gingerbread </text:p>
            <text:p text:style-name="P4">guirlanda – duende – presépio</text:p>
            <text:p text:style-name="P7"><text:span text:style-name="T2">Já o nome Papai Noel</text:span><text:span text:style-name="T3"> </text:span><text:span text:style-name="T2">é assim em português porque</text:span><text:span text:style-name="T3"> </text:span><text:span text:style-name="T2">tem suas raízes na língua francesa, em que Noël</text:span><text:span text:style-name="T3"> </text:span><text:span text:style-name="T2">significa Natal. No inglês, chamado de Santa Claus, vem de uma adaptação de Sinter Klass, como São Nicolau era chamado em holandês.</text:span> </text:p>
            <text:p text:style-name="P8"/>
          </text:list-item>
          <text:list-item>
            <text:p text:style-name="P6"><text:span text:style-name="T4">Christmas vem do inglês arcaico Cristes Moesse, que significa “Missa </text:span><text:soft-page-break/><text:span text:style-name="T4">ou Festival de Cristo”, cuja primeira celebração foi em Roma no século IV.</text:span> <text:line-break/><text:span text:style-name="T4">A abreviação Xmas existe porque a letra X é a primeira letra para Cristo em grego!</text:span> </text:p>
            <text:p text:style-name="P5">Gingerbread (It is a sweet biscuit or cookie that is flavored with ginger. It is often made in the shape of a man or an animal. They are thin, brittle biscuits that are particularly associated with the extended Christmas period.)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arial" svg:font-family="arial, sans-serif"/>
    <style:font-face style:name="lato" svg:font-family="la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8T15:08:05.444000000</dc:date>
    <dc:creator>E G</dc:creator>
    <meta:editing-duration>PT4H6M26S</meta:editing-duration>
    <meta:editing-cycles>35</meta:editing-cycles>
    <meta:generator>LibreOffice/7.3.4.2$Windows_X86_64 LibreOffice_project/728fec16bd5f605073805c3c9e7c4212a0120dc5</meta:generator>
    <meta:printed-by>E G</meta:printed-by>
    <meta:print-date>2022-11-08T15:04:52.804000000</meta:print-date>
    <meta:document-statistic meta:table-count="0" meta:image-count="0" meta:object-count="0" meta:page-count="2" meta:paragraph-count="37" meta:word-count="212" meta:character-count="1172" meta:non-whitespace-character-count="1012"/>
    <meta:user-defined meta:name="DocumentEncoding">utf-8</meta:user-defined>
    <meta:user-defined meta:name="HTML" meta:value-type="boolean">true</meta:user-defined>
  </office:meta>
</office:document-meta>
</file>